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93a8"/>
    </style:style>
    <style:style style:name="T1" style:family="text">
      <style:text-properties officeooo:rsid="000e9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achinelearningmastery.com/implement-logistic-regression-stochastic-gradient-descent-scratch-python/" text:style-name="Internet_20_link" text:visited-style-name="Visited_20_Internet_20_Link"/></text:p>
      <text:p text:style-name="P1"><text:span text:style-name="T1">Try these for logistic regression</text:span></text:p>
      <text:p text:style-name="Standard"><text:a xlink:type="simple" xlink:href="https://machinelearningmastery.com/implement-logistic-regression-stochastic-gradient-descent-scratch-python/" text:style-name="Internet_20_link" text:visited-style-name="Visited_20_Internet_20_Link"/></text:p>
      <text:p text:style-name="Standard"><text:a xlink:type="simple" xlink:href="https://machinelearningmastery.com/implement-logistic-regression-stochastic-gradient-descent-scratch-python/" text:style-name="Internet_20_link" text:visited-style-name="Visited_20_Internet_20_Link">https://machinelearningmastery.com/implement-logistic-regression-stochastic-gradient-descent-scratch-python/</text:a> -</text:p>
      <text:p text:style-name="Standard"/>
      <text:p text:style-name="Standard"/>
      <text:p text:style-name="Standard">https://towardsdatascience.com/logistic-regression-using-python-sklearn-numpy-mnist-handwriting-recognition-matplotlib-a6b31e2b166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2:46:27.357934076</meta:creation-date>
    <dc:date>2020-09-20T12:48:07.725478029</dc:date>
    <meta:editing-duration>PT1M42S</meta:editing-duration>
    <meta:editing-cycles>1</meta:editing-cycles>
    <meta:document-statistic meta:table-count="0" meta:image-count="0" meta:object-count="0" meta:page-count="1" meta:paragraph-count="3" meta:word-count="8" meta:character-count="274" meta:non-whitespace-character-count="269"/>
    <meta:generator>LibreOffice/6.4.5.2$Linux_X86_64 LibreOffice_project/40$Build-2</meta:generator>
  </office:meta>
</office:document-meta>
</file>